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break-before="page"/>
    </style:style>
    <style:style style:name="P6" style:family="paragraph" style:parent-style-name="Frame_20_contents" style:list-style-name="L5">
      <style:paragraph-properties fo:margin-left="0cm" fo:margin-right="0cm" fo:margin-top="0cm" fo:margin-bottom="0cm" fo:text-indent="0cm" style:auto-text-indent="false"/>
    </style:style>
    <style:style style:name="P7" style:family="paragraph" style:parent-style-name="Frame_20_contents" style:list-style-name="L5">
      <style:paragraph-properties fo:margin-left="0cm" fo:margin-right="0cm" fo:margin-top="0cm" fo:margin-bottom="0cm" fo:text-indent="0cm" style:auto-text-indent="false"/>
      <style:text-properties fo:font-size="30pt" style:font-size-asian="30pt" style:font-size-complex="30pt"/>
    </style:style>
    <style:style style:name="P8" style:family="paragraph" style:parent-style-name="Frame_20_contents">
      <style:paragraph-properties fo:margin-left="0cm" fo:margin-right="0cm" fo:margin-top="0cm" fo:margin-bottom="0cm" fo:text-indent="0cm" style:auto-text-indent="false"/>
      <style:text-properties fo:font-size="50pt" style:font-size-asian="50pt" style:font-size-complex="50pt"/>
    </style:style>
    <style:style style:name="P9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/Output notes.</text:p>
      <text:p text:style-name="Standard"/>
      <text:p text:style-name="Standard">The player open the game. He can :</text:p>
      <text:list xml:id="list4546673618758730562" text:style-name="L1">
        <text:list-item>
          <text:p text:style-name="P1">Play against another person</text:p>
        </text:list-item>
        <text:list-item>
          <text:p text:style-name="P1">Play against the computer</text:p>
        </text:list-item>
        <text:list-item>
          <text:p text:style-name="P1">Load an old game</text:p>
        </text:list-item>
        <text:list-item>
          <text:p text:style-name="P1">Quit the game</text:p>
        </text:list-item>
        <text:list-item>
          <text:p text:style-name="P1">Lose the game</text:p>
        </text:list-item>
      </text:list>
      <text:p text:style-name="Standard"/>
      <text:p text:style-name="Standard">Play against another person will be the same as play against the computer, because the computer just will make the piece move.</text:p>
      <text:p text:style-name="Standard"/>
      <text:p text:style-name="Standard">At any time on the game, we will be able to see :</text:p>
      <text:list xml:id="list1934669882888885719" text:style-name="L2">
        <text:list-item>
          <text:p text:style-name="P2">Each piece captured</text:p>
        </text:list-item>
        <text:list-item>
          <text:p text:style-name="P2">Time consumed</text:p>
        </text:list-item>
      </text:list>
      <text:p text:style-name="Standard"/>
      <text:p text:style-name="Standard">At any time of the game, we will be able to :</text:p>
      <text:list xml:id="list2034256568103256662" text:style-name="L3">
        <text:list-item>
          <text:p text:style-name="P3">Quit the game</text:p>
        </text:list-item>
        <text:list-item>
          <text:p text:style-name="P3">Quit the game, saving it</text:p>
        </text:list-item>
        <text:list-item>
          <text:p text:style-name="P3">Pause the game (hide the board)</text:p>
        </text:list-item>
        <text:list-item>
          <text:p text:style-name="P3">Play the game</text:p>
        </text:list-item>
      </text:list>
      <text:p text:style-name="Standard"/>
      <text:p text:style-name="Standard">The API should be able to recognize (this is input):</text:p>
      <text:list xml:id="list1278378023786385791" text:style-name="L4">
        <text:list-item>
          <text:p text:style-name="P4">Keyboard moves</text:p>
        </text:list-item>
        <text:list-item>
          <text:p text:style-name="P4">Mouse moves</text:p>
        </text:list-item>
        <text:list-item>
          <text:p text:style-name="P4">Maybe console moves (see later)</text:p>
        </text:list-item>
      </text:list>
      <text:p text:style-name="Standard"/>
      <text:p text:style-name="Standard">The output will be the display of the board, and confirmations windows (do you want to save)</text:p>
      <text:p text:style-name="Standard"/>
      <text:p text:style-name="P5"><draw:custom-shape text:anchor-type="paragraph" draw:z-index="1" draw:style-name="gr2" svg:width="1.588cm" svg:height="1.747cm" svg:x="6.99cm" svg:y="2.499cm"><text:p>inputs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Overview or the I/O + API: </text:p>
      <text:p text:style-name="Standard"><draw:frame draw:style-name="fr1" draw:name="Cadre1" text:anchor-type="paragraph" svg:x="5.842cm" svg:y="0.249cm" svg:width="4.431cm" draw:z-index="3"><draw:text-box fo:min-height="1.704cm"><text:list xml:id="list5552968640932877209" text:style-name="L5"><text:list-item><text:p text:style-name="P6">Mouse click</text:p></text:list-item><text:list-item><text:p text:style-name="P6">Keyboard move</text:p></text:list-item><text:list-item><text:p text:style-name="P6">Console move (?)</text:p></text:list-item></text:list></draw:text-box></draw:frame></text:p>
      <text:p text:style-name="Standard"/>
      <text:p text:style-name="Standard"><draw:frame draw:style-name="fr1" draw:name="Cadre2" text:anchor-type="paragraph" svg:x="5.207cm" svg:y="11.07cm" svg:width="5.357cm" draw:z-index="4"><draw:text-box fo:min-height="1.704cm"><text:list xml:id="list42592909" text:continue-numbering="true" text:style-name="L5"><text:list-item><text:p text:style-name="P6">Screen display</text:p></text:list-item><text:list-item><text:p text:style-name="P6">confirmation windows</text:p></text:list-item></text:list></draw:text-box></draw:frame><draw:frame draw:style-name="fr1" draw:name="Cadre3" text:anchor-type="paragraph" svg:x="1.889cm" svg:y="3.9cm" svg:width="3.002cm" draw:z-index="5"><draw:text-box fo:min-height="2cm"><text:p text:style-name="P8">API</text:p></draw:text-box></draw:frame><draw:rect text:anchor-type="paragraph" draw:z-index="0" draw:style-name="gr1" draw:text-style-name="P9" svg:width="16.405cm" svg:height="5.134cm" svg:x="0.27cm" svg:y="2.812cm"><text:p/></draw:rect><draw:rect text:anchor-type="paragraph" draw:z-index="6" draw:style-name="gr3" draw:text-style-name="P9" svg:width="3.546cm" svg:height="1.244cm" svg:x="11.356cm" svg:y="6.322cm"><text:p text:style-name="P9">MCTS Calculus</text:p></draw:rect><draw:rect text:anchor-type="paragraph" draw:z-index="7" draw:style-name="gr3" draw:text-style-name="P9" svg:width="3.467cm" svg:height="1.244cm" svg:x="11.303cm" svg:y="3.094cm"><text:p text:style-name="P9">Graphic display</text:p></draw:rect><draw:rect text:anchor-type="paragraph" draw:z-index="8" draw:style-name="gr3" draw:text-style-name="P9" svg:width="2.17cm" svg:height="1.165cm" svg:x="6.699cm" svg:y="2.812cm"><text:p text:style-name="P9">Move</text:p></draw:rect><draw:rect text:anchor-type="paragraph" draw:z-index="9" draw:style-name="gr3" draw:text-style-name="P9" svg:width="2.726cm" svg:height="0.847cm" svg:x="6.461cm" svg:y="7.098cm"><text:p text:style-name="P9">New Move</text:p></draw:rect><draw:custom-shape text:anchor-type="paragraph" draw:z-index="10" draw:style-name="gr4" svg:width="2.435cm" svg:height="0.795cm" svg:x="8.869cm" svg:y="3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style-name="gr4" svg:width="1.403cm" svg:height="2.117cm" svg:x="12.282cm" svg:y="4.3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4" svg:width="2.17cm" svg:height="0.636cm" svg:x="9.186cm" svg:y="7.0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2" svg:width="1.985cm" svg:height="3.096cm" svg:x="6.726cm" svg:y="7.945cm"><text:p>outputs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3S</meta:editing-duration>
    <meta:editing-cycles>13</meta:editing-cycles>
    <meta:generator>OpenOffice/4.1.1$Win32 OpenOffice.org_project/411m6$Build-9775</meta:generator>
    <dc:date>2014-10-24T22:45:10.21</dc:date>
    <dc:creator>Dan </dc:creator>
    <meta:document-statistic meta:table-count="0" meta:image-count="0" meta:object-count="0" meta:page-count="2" meta:paragraph-count="29" meta:word-count="170" meta:character-count="809"/>
    <meta:user-defined meta:name="Info 1"/>
    <meta:user-defined meta:name="Info 2"/>
    <meta:user-defined meta:name="Info 3"/>
    <meta:user-defined meta:name="Info 4"/>
  </office:meta>
</office:document-meta>
</file>